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72in" style:page-number="auto"/>
      <style:text-properties fo:font-size="7.34999990463257pt" style:font-size-asian="7.34999990463257pt" style:font-size-complex="7.34999990463257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299in" style:type="right"/>
        </style:tab-stops>
      </style:paragraph-properties>
    </style:style>
    <style:style style:name="P4"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5"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6"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7"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9" style:family="paragraph" style:parent-style-name="Body_20_text_20__28_6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10" style:family="paragraph" style:parent-style-name="Body_20_text_20__28_5_29_" style:master-page-name="">
      <style:paragraph-properties fo:margin-left="0in" fo:margin-right="0in" fo:margin-top="0in" fo:margin-bottom="0in" loext:contextual-spacing="false" fo:text-indent="0.1807in" style:auto-text-indent="false" style:page-number="auto"/>
    </style:style>
    <style:style style:name="P11"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12" style:family="paragraph" style:parent-style-name="Body_20_text_20__28_7_29_" style:master-page-name="">
      <style:paragraph-properties fo:margin-left="0.528in" fo:margin-right="0in" fo:margin-top="0in" fo:margin-bottom="0in" loext:contextual-spacing="false" fo:line-height="0.0902in" fo:text-align="start" style:justify-single-word="false" fo:text-indent="0in" style:auto-text-indent="false" style:page-number="auto"/>
    </style:style>
    <style:style style:name="P13" style:family="paragraph" style:parent-style-name="Body_20_text_20__28_5_29_" style:master-page-name="">
      <style:paragraph-properties fo:margin-left="0.1528in" fo:margin-right="0in" fo:margin-top="0in" fo:margin-bottom="0in" loext:contextual-spacing="false" fo:line-height="0.1043in" fo:text-indent="0in" style:auto-text-indent="false" style:page-number="auto">
        <style:tab-stops>
          <style:tab-stop style:position="1.5598in"/>
        </style:tab-stops>
      </style:paragraph-properties>
    </style:style>
    <style:style style:name="P14" style:family="paragraph" style:parent-style-name="Heading_20__23_1" style:master-page-name="">
      <style:paragraph-properties fo:margin-left="0.0972in" fo:margin-right="0in" fo:margin-top="0in" fo:margin-bottom="0in" loext:contextual-spacing="false" fo:line-height="0.1945in" fo:keep-together="always" fo:text-indent="0in" style:auto-text-indent="false" style:page-number="auto" fo:keep-with-next="always"/>
    </style:style>
    <style:style style:name="P15" style:family="paragraph" style:parent-style-name="Body_20_text_20__28_3_29_" style:master-page-name="PageStyle0">
      <style:paragraph-properties fo:margin-left="0.0972in" fo:margin-right="0in" fo:margin-top="0in" fo:margin-bottom="0.0409in" loext:contextual-spacing="false" fo:line-height="0.1181in" fo:text-indent="0in" style:auto-text-indent="false" style:page-number="1"/>
    </style:style>
    <style:style style:name="P16" style:family="paragraph" style:parent-style-name="Body_20_text_20__28_2_29_" style:list-style-name="L1" style:master-page-name="PageStyle1">
      <style:paragraph-properties fo:margin-left="0.1945in" fo:margin-right="0in" fo:margin-top="0in" fo:margin-bottom="0in" loext:contextual-spacing="false" fo:line-height="0.1335in" fo:text-indent="-0.1945in" style:auto-text-indent="false" style:page-number="4">
        <style:tab-stops>
          <style:tab-stop style:position="0.0028in"/>
        </style:tab-stops>
      </style:paragraph-properties>
    </style:style>
    <style:style style:name="P17" style:family="paragraph" style:parent-style-name="Body_20_text_20__28_2_29_" style:list-style-name="L1" style:master-page-name="">
      <style:paragraph-properties fo:margin-left="0.1945in" fo:margin-right="0in" fo:margin-top="0in" fo:margin-bottom="0in" loext:contextual-spacing="false" fo:line-height="0.1335in" fo:text-indent="-0.1945in" style:auto-text-indent="false" style:page-number="auto">
        <style:tab-stops>
          <style:tab-stop style:position="0.0098in"/>
        </style:tab-stops>
      </style:paragraph-properties>
    </style:style>
    <style:style style:name="P18" style:family="paragraph" style:parent-style-name="Body_20_text_20__28_2_29_" style:list-style-name="L1" style:master-page-name="">
      <style:paragraph-properties fo:margin-left="0.1945in" fo:margin-right="0in" fo:margin-top="0in" fo:margin-bottom="0in" loext:contextual-spacing="false" fo:line-height="0.1335in" fo:text-indent="-0.1945in" style:auto-text-indent="false" style:page-number="auto">
        <style:tab-stops>
          <style:tab-stop style:position="0.0193in"/>
        </style:tab-stops>
      </style:paragraph-propertie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211in" fo:margin-right="2.1693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211in" fo:margin-right="2.1693in" style:editable="false">
        <style:columns fo:column-count="2" fo:column-gap="0.1in">
          <style:column style:rel-width="32767*" fo:start-indent="0in" fo:end-indent="0.05in"/>
          <style:column style:rel-width="32768*" fo:start-indent="0.05in" fo:end-indent="0in"/>
        </style:columns>
      </style:section-properties>
    </style:style>
    <style:style style:name="Sect4" style:family="section">
      <style:section-properties fo:margin-left="1.9535in" fo:margin-right="2.4165in" style:editable="false">
        <style:columns fo:column-count="2" fo:column-gap="0.0957in">
          <style:column style:rel-width="32767*" fo:start-indent="0in" fo:end-indent="0.048in"/>
          <style:column style:rel-width="32768*" fo:start-indent="0.048in" fo:end-indent="0in"/>
        </style:columns>
      </style:section-properties>
    </style:style>
    <text:list-style style:name="L1">
      <text:list-level-style-number text:level="1" text:style-name="CharStyle11"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15"><text:span text:style-name="CharStyle4">THE EPISTLE OF</text:span></text:p>
        <text:h text:style-name="P14" text:outline-level="1"><text:bookmark-start text:name="bookmark0"/><text:span text:style-name="CharStyle6">JUDAS (JUDE)</text:span><text:bookmark-end text:name="bookmark0"/></text:h>
      </text:section>
      <text:section text:style-name="Sect2" text:name="Section1">
        <text:p text:style-name="P2"/>
        <text:p text:style-name="P1"/>
      </text:section>
      <text:section text:style-name="Sect3" text:name="Section2">
        <text:p text:style-name="Body_20_text_20__28_4_29__20__2b__20_DropCap1">1<text:span text:style-name="CharStyle8"> Judas, a servant of Jesus Christ and a brother of James, to those who have been called, who are beloved by God the Father and kept by Jesus 2 Christ: mercy, peace and love be multiplied to you.</text:span></text:p>
        <text:p text:style-name="P4"><text:span text:style-name="CharStyle11">3 Beloved, my whole concern was to write to you on the sub­ject of our common salvation, but I am forced to write you an appeal to defend the faith which has once for all been committed 4 to the saints; for certain persons have slipped in by stealth (their doom has been predicted long ago), impious creatures who per­vert the grace of our God into immorality and disown our sole liege and Lord, Jesus Christ! S Now I want to remind you of what you are perfectly aware, that though the Lord once * brought the People safe out of Egypt, he subsequently de- 6 stroyed the unbelieving, while the angels who abandoned their own domain, instead of preserv­ing their proper rank, are re­served by him within the nether gloom, in chains eternal, for the </text:span><text:span text:style-name="CharStyle12">7</text:span><text:span text:style-name="CharStyle11"> doom of the great Day—just as Sodom and Gomorra and the adjacent cities, which similarly glutted themselves with vice and sensual perversity, are ex­hibited as a warning of the ever­lasting fire they are sentenced to suffer.</text:span></text:p>
        <text:p text:style-name="P6"><text:span text:style-name="CharStyle11">8 Despite it all, these visionaries pollute their flesh, scorn the Powers celestial, and scoff at </text:span><text:span text:style-name="CharStyle12">9</text:span><text:span text:style-name="CharStyle11"> angelic Glories. Now </text:span><text:span text:style-name="CharStyle13">the very</text:span></text:p>
        <text:p text:style-name="P10"><text:span text:style-name="CharStyle16">*</text:span><text:span text:style-name="CharStyle15"> fijtaij must be connected, as in the Syriac and Egyptian versions, with aioaag, not with el56xag as in most manuscripts.</text:span></text:p>
        <text:p text:style-name="P4"><text:span text:style-name="CharStyle13">archangel Michael,</text:span><text:span text:style-name="CharStyle11"> when he dis­puted the body of Moses with Satan, did not dare to condemn him with scoffs; what he said was, </text:span><text:span text:style-name="CharStyle13">The Lord rebuke you!</text:span><text:span text:style-name="CharStyle11"> But io these people scoff at anything they do not understand; and whatever they do understand (like irrational animals) by mere instinct, that proves their ruin. Woe to them! they go the road </text:span><text:span text:style-name="CharStyle17">ii </text:span><text:span text:style-name="CharStyle11">of Cain, rush into Balaam’s error for what it brings them, and perish in Korah’s rebellion.</text:span></text:p>
        <text:p text:style-name="P7"><text:span text:style-name="CharStyle11">These people are stains on ia your love-feasts; they have no qualms about carousing in your midst, </text:span><text:span text:style-name="CharStyle13">they look after none but themselves</text:span><text:span text:style-name="CharStyle11">—rainless clouds, swept along by the wind, trees in autumn without fruit, doubly dead and so uprooted, wild 13 waves foaming out their own shame, wandering stars for whom the nether gloom of dark­ness has been reserved eternally.</text:span></text:p>
        <text:p text:style-name="P8"><text:span text:style-name="CharStyle11">It was of these, too, that 14 Enoch the seventh from Adam prophesied, when he said,</text:span></text:p>
        <text:p text:style-name="P9"><text:span text:style-name="CharStyle19">Behold the Lord comes with myriads of his holy ones, to execute judgment upon all,</text:span><text:span text:style-name="CharStyle20"> 15 </text:span><text:span text:style-name="CharStyle19">and to convict all the impious of all the impious deeds they have committed, and of all harsh things said against him by impious sin­ners.</text:span></text:p>
        <text:p text:style-name="P4"><text:span text:style-name="CharStyle11">For these people are murmurers, 16 grumbling at their lot in life— they fall in with their own pas­sions, their talk is arrogant, they pay court to men to benefit themselves.</text:span></text:p>
        <text:p text:style-name="P8"><text:span text:style-name="CharStyle11">Beloved, you must remember 17 the words of the apostles of our</text:span></text:p>
      </text:section>
      <text:section text:style-name="Sect4" text:name="Section3">
        <text:list xml:id="list3585757983632059045" text:style-name="L1">
          <text:list-item>
            <text:p text:style-name="P16"><text:span text:style-name="CharStyle11"><text:tab/>Lord Jesus Christ; they told you beforehand, “At the end of things there will be mockers who go by their own impious</text:span></text:p>
          </text:list-item>
          <text:list-item>
            <text:p text:style-name="P17"><text:span text:style-name="CharStyle11"><text:tab/>passions.” These are the people who set up divisions and distinc­tions, low creatures, destitute of</text:span></text:p>
          </text:list-item>
          <text:list-item>
            <text:p text:style-name="P18"><text:span text:style-name="CharStyle11"><text:tab/>the Spirit. But do you, beloved, build up yourselves on your most holy faith and pray in the</text:span></text:p>
          </text:list-item>
          <text:list-item>
            <text:p text:style-name="P18"><text:span text:style-name="CharStyle11"><text:tab/>holy Spirit, so keeping your­selves within the love of God and waiting for the mercy of our Lord Jesus Christ that ends</text:span></text:p>
          </text:list-item>
          <text:list-item>
            <text:p text:style-name="P18"><text:span text:style-name="CharStyle11"><text:tab/>in life eternal. </text:span><text:span text:style-name="CharStyle13">Snatch some</text:span></text:p>
          </text:list-item>
        </text:list>
        <text:p text:style-name="P5"><text:span text:style-name="CharStyle13">from the fire,</text:span><text:span text:style-name="CharStyle11"> and have mercy on the waverers,* trembling as you 23 touch them, with loathing for </text:span><text:span text:style-name="CharStyle13">the garment</text:span><text:span text:style-name="CharStyle11"> which the flesh has </text:span><text:span text:style-name="CharStyle13">stained.</text:span></text:p>
        <text:p text:style-name="P11"><text:span text:style-name="CharStyle11">Now to him who is able to 24 keep you from slipping and to make you stand unblemished and exultant before his glory— to the only God, our saviour 25 through Jesus Christ our Lord, be glory, majesty, dominion and authority, before all time and now and for all time; Amen.</text:span></text:p>
        <text:p text:style-name="P13"><text:span text:style-name="CharStyle15">* Reading xai<text:tab/></text:span><text:span text:style-name="CharStyle24">tcvq6c</text:span></text:p>
        <text:p text:style-name="P12"><text:span text:style-name="CharStyle26">fiiaxcivonevovg 8® SXefit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David" fo:font-family="David" fo:font-size="14pt" fo:font-style="normal" style:text-underline-style="none" fo:font-weight="bold" style:font-name-asian="David" style:font-family-asian="David" style:font-size-asian="14pt" style:font-style-asian="normal" style:font-weight-asian="bold" style:font-name-complex="David" style:font-family-complex="David" style:font-size-complex="14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line-height="0.0866in" fo:text-align="justify" style:justify-single-word="false" style:page-number="auto" fo:background-color="#ffffff"/>
      <style:text-properties style:text-line-through-style="none" style:text-line-through-type="none" style:font-name="David" fo:font-family="David" fo:font-size="7.5pt" fo:font-style="normal" style:text-underline-style="none" fo:font-weight="normal" style:font-name-asian="David" style:font-family-asian="David" style:font-size-asian="7.5pt" style:font-style-asian="normal" style:font-weight-asian="normal" style:font-name-complex="David" style:font-family-complex="David" style:font-size-complex="7.5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line-height="0.1272in"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Body_20_text_20__28_7_29_" style:display-name="Body text (7)"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6.5pt" fo:font-style="normal" style:text-underline-style="none" fo:font-weight="normal" style:font-name-asian="David" style:font-family-asian="David" style:font-size-asian="6.5pt" style:font-style-asian="normal" style:font-weight-asian="normal" style:font-name-complex="David" style:font-family-complex="David" style:font-size-complex="6.5pt" style:font-style-complex="normal" style:font-weight-complex="normal"/>
    </style:style>
    <style:style style:name="Body_20_text_20__28_4_29__20__2b__20_DropCap1" style:display-name="Body text (4) + DropCap1" style:family="paragraph" style:parent-style-name="Body_20_text_20__28_4_29_" style:master-page-name="">
      <style:paragraph-properties fo:margin-left="0in" fo:margin-right="0in" fo:margin-top="0in" fo:margin-bottom="0in" loext:contextual-spacing="false" fo:text-indent="0.1807in" style:auto-text-indent="false" style:page-number="auto">
        <style:drop-cap style:lines="2" style:distance="0.0035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6" style:family="text" style:parent-style-name="DefaultFontStyle">
      <style:text-properties style:text-line-through-style="none" style:text-line-through-type="none" style:font-name="David" fo:font-family="David" fo:font-size="14pt" fo:font-style="normal" style:text-underline-style="none" fo:font-weight="bold" style:font-name-asian="David" style:font-family-asian="David" style:font-size-asian="14pt" style:font-style-asian="normal" style:font-weight-asian="bold" style:font-name-complex="David" style:font-family-complex="David" style:font-size-complex="14pt" style:font-style-complex="normal" style:font-weight-complex="bold"/>
    </style:style>
    <style:style style:name="CharStyle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6%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CharStyle1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2" style:family="text" style:parent-style-name="CharStyle11">
      <style:text-properties fo:color="#000000" style:text-position="0% 100%" style:font-name="David" fo:font-family="David" fo:font-size="9pt" fo:letter-spacing="normal" fo:language="en" fo:country="US" fo:font-weight="bold" style:font-name-asian="David" style:font-family-asian="David" style:font-size-asian="9pt" style:language-asian="en" style:country-asian="US" style:font-weight-asian="bold" style:font-name-complex="David" style:font-family-complex="David" style:font-size-complex="9pt" style:language-complex="en" style:country-complex="US" style:font-weight-complex="bold" style:text-scale="100%"/>
    </style:style>
    <style:style style:name="CharStyle13" style:family="text" style:parent-style-name="CharStyle11">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5" style:family="text" style:parent-style-name="DefaultFontStyle">
      <style:text-properties style:text-line-through-style="none" style:text-line-through-type="none" style:font-name="David" fo:font-family="David" fo:font-size="7.5pt" fo:font-style="normal" style:text-underline-style="none" fo:font-weight="normal" style:font-name-asian="David" style:font-family-asian="David" style:font-size-asian="7.5pt" style:font-style-asian="normal" style:font-weight-asian="normal" style:font-name-complex="David" style:font-family-complex="David" style:font-size-complex="7.5pt" style:font-style-complex="normal" style:font-weight-complex="normal"/>
    </style:style>
    <style:style style:name="CharStyle16" style:family="text" style:parent-style-name="CharStyle15">
      <style:text-properties fo:color="#000000" style:text-position="0% 100%" style:font-name="Georgia" fo:font-family="Georgia" fo:font-size="4pt" fo:letter-spacing="normal" fo:language="en" fo:country="US" fo:font-style="italic" style:font-name-asian="Georgia" style:font-family-asian="Georgia" style:font-size-asian="4pt" style:language-asian="en" style:country-asian="US" style:font-style-asian="italic" style:font-name-complex="Georgia" style:font-family-complex="Georgia" style:font-size-complex="4pt" style:language-complex="en" style:country-complex="US" style:font-style-complex="italic" style:text-scale="100%"/>
    </style:style>
    <style:style style:name="CharStyle17" style:family="text" style:parent-style-name="CharStyle11">
      <style:text-properties fo:font-variant="small-caps" fo:color="#000000" style:text-position="0% 100%" fo:letter-spacing="normal" fo:language="en" fo:country="US" style:language-asian="en" style:country-asian="US" style:language-complex="en" style:country-complex="US" style:text-scale="100%"/>
    </style:style>
    <style:style style:name="CharStyle19"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20" style:family="text" style:parent-style-name="CharStyle19">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22" style:family="text" style:parent-style-name="DefaultFontStyle">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CharStyle23" style:family="text" style:parent-style-name="CharStyle22">
      <style:text-properties fo:color="#000000" style:text-position="0% 100%" fo:letter-spacing="normal" fo:language="en" fo:country="US" style:language-asian="en" style:country-asian="US" style:language-complex="en" style:country-complex="US" style:text-scale="100%"/>
    </style:style>
    <style:style style:name="CharStyle24" style:family="text" style:parent-style-name="CharStyle15">
      <style:text-properties fo:font-variant="small-caps" fo:color="#000000" style:text-position="0% 100%" fo:letter-spacing="normal" fo:language="en" fo:country="US" style:language-asian="en" style:country-asian="US" style:language-complex="en" style:country-complex="US" style:text-scale="100%"/>
    </style:style>
    <style:style style:name="CharStyle26" style:family="text" style:parent-style-name="DefaultFontStyle">
      <style:text-properties style:text-line-through-style="none" style:text-line-through-type="none" style:font-name="David" fo:font-family="David" fo:font-size="6.5pt" fo:font-style="normal" style:text-underline-style="none" fo:font-weight="normal" style:font-name-asian="David" style:font-family-asian="David" style:font-size-asian="6.5pt" style:font-style-asian="normal" style:font-weight-asian="normal" style:font-name-complex="David" style:font-family-complex="David" style:font-size-complex="6.5pt" style:font-style-complex="normal" style:font-weight-complex="normal"/>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299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0063in" fo:margin-left="0in" fo:margin-right="0in" fo:margin-bottom="0in"/>
      </style:header-style>
      <style:footer-style>
        <style:header-footer-properties fo:min-height="3.5173in" fo:margin-left="0in" fo:margin-right="0in" fo:margin-top="3.5173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547in" fo:margin-left="0in" fo:margin-right="0in" fo:margin-bottom="0in"/>
      </style:header-style>
      <style:footer-style>
        <style:header-footer-properties fo:min-height="0.8547in" fo:margin-left="0in" fo:margin-right="0in" fo:margin-top="0.8547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
      </style:footer>
      <style:footer-left>
        <text:p text:style-name="MP2"/>
      </style:footer-left>
    </style:master-page>
    <style:master-page style:name="PageStyle1" style:page-layout-name="Mpm3">
      <style:header>
        <text:p text:style-name="MP1"><draw:frame draw:style-name="Mfr1" draw:name="Frame1" text:anchor-type="paragraph" svg:x="1.9799in" svg:y="0.6016in" draw:z-index="0"><draw:text-box fo:min-height="0.1098in" fo:min-width="2.6299in"><text:p text:style-name="MP3"><text:span text:style-name="CharStyle23">308<text:tab/>JUDAS (JUDE) 1</text:span></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2" meta:paragraph-count="22" meta:word-count="673" meta:character-count="3726" meta:non-whitespace-character-count="3077"/>
    <meta:generator>LibreOffice/4.4.5.2$Windows_x86 LibreOffice_project/a22f674fd25a3b6f45bdebf25400ed2adff0ff99</meta:generator>
  </office:meta>
</office:document-meta>
</file>